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guhrtb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guhrt</text:p>
          </table:table-cell>
          <table:table-cell office:value-type="float" office:value="125" calcext:value-type="float">
            <text:p>125</text:p>
          </table:table-cell>
          <table:table-cell table:formula="of:=[.B2]*[$Preise.D2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formula="of:=[.B3]*[$Preise.D17]" office:value-type="float" office:value="0.262685" calcext:value-type="float">
            <text:p>0,26268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5" calcext:value-type="float">
            <text:p>125</text:p>
          </table:table-cell>
          <table:table-cell table:formula="of:=[.B4]*[$Preise.D18]" office:value-type="float" office:value="0.199555" calcext:value-type="float">
            <text:p>0,199555</text:p>
          </table:table-cell>
        </table:table-row>
        <table:table-row table:style-name="ro1">
          <table:table-cell office:value-type="string" calcext:value-type="string">
            <text:p>Weizenvollkorn</text:p>
          </table:table-cell>
          <table:table-cell office:value-type="float" office:value="125" calcext:value-type="float">
            <text:p>125</text:p>
          </table:table-cell>
          <table:table-cell table:formula="of:=[.B5]*[$Preise.D19]" office:value-type="float" office:value="0.217745" calcext:value-type="float">
            <text:p>0,217745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60" calcext:value-type="float">
            <text:p>60</text:p>
          </table:table-cell>
          <table:table-cell table:formula="of:=[.B6]*[$Preise.D23]"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Rübenkra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fe</text:p>
          </table:table-cell>
          <table:table-cell office:value-type="float" office:value="3" calcext:value-type="float">
            <text:p>3</text:p>
          </table:table-cell>
          <table:table-cell table:formula="of:=[.B8]*[$Preise.D1]" office:value-type="float" office:value="0.04425" calcext:value-type="float">
            <text:p>0,04425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3" calcext:value-type="float">
            <text:p>3</text:p>
          </table:table-cell>
          <table:table-cell table:formula="of:=[.B9]*[$Preise.D3]" office:value-type="float" office:value="0.0383274" calcext:value-type="float">
            <text:p>0,0383274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livenö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0" calcext:value-type="float">
            <text:p>90</text:p>
          </table:table-cell>
          <table:table-cell table:formula="of:=[.B12]*[$Preise.D4]" office:value-type="float" office:value="0.45" calcext:value-type="float">
            <text:p>0,45</text:p>
          </table:table-cell>
        </table:table-row>
        <table:table-row table:style-name="ro1">
          <table:table-cell table:number-columns-repeated="2"/>
          <table:table-cell table:formula="of:=SUM([.C3:.C12])*3" office:value-type="float" office:value="3.8266872" calcext:value-type="float">
            <text:p>3,8266872</text:p>
          </table:table-cell>
        </table:table-row>
      </table:table>
      <table:table table:name="Preis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efe</text:p>
          </table:table-cell>
          <table:table-cell office:value-type="float" office:value="40" calcext:value-type="float">
            <text:p>40</text:p>
          </table:table-cell>
          <table:table-cell office:value-type="float" office:value="0.59" calcext:value-type="float">
            <text:p>0,59</text:p>
          </table:table-cell>
          <table:table-cell table:formula="of:=[.C1]/[.B1]" office:value-type="float" office:value="0.01475" calcext:value-type="float">
            <text:p>0,01475</text:p>
          </table:table-cell>
        </table:table-row>
        <table:table-row table:style-name="ro1">
          <table:table-cell office:value-type="string" calcext:value-type="string">
            <text:p>Joguhrt</text:p>
          </table:table-cell>
          <table:table-cell office:value-type="float" office:value="125" calcext:value-type="float">
            <text:p>125</text:p>
          </table:table-cell>
          <table:table-cell office:value-type="float" office:value="0.45" calcext:value-type="float">
            <text:p>0,45</text:p>
          </table:table-cell>
          <table:table-cell table:formula="of:=[.C2]/[.B2]" office:value-type="float" office:value="0.0036" calcext:value-type="float">
            <text:p>0,0036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500" calcext:value-type="float">
            <text:p>500</text:p>
          </table:table-cell>
          <table:table-cell table:formula="of:=5.97*1.07" office:value-type="float" office:value="6.3879" calcext:value-type="float">
            <text:p>6,3879</text:p>
          </table:table-cell>
          <table:table-cell table:formula="of:=[.C3]/[.B3]" office:value-type="float" office:value="0.0127758" calcext:value-type="float">
            <text:p>0,0127758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table:formula="of:=[.C4]/[.B4]" office:value-type="float" office:value="0.005" calcext:value-type="float">
            <text:p>0,005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Mehle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00" calcext:value-type="float">
            <text:p>2500</text:p>
          </table:table-cell>
          <table:table-cell table:formula="of:=4.67*1.07" office:value-type="float" office:value="4.9969" calcext:value-type="float">
            <text:p>4,9969</text:p>
          </table:table-cell>
          <table:table-cell table:formula="of:=[.C16]/[.B16]" office:value-type="float" office:value="0.00199876" calcext:value-type="float">
            <text:p>0,001998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00" calcext:value-type="float">
            <text:p>2500</text:p>
          </table:table-cell>
          <table:table-cell table:formula="of:=4.91*1.07" office:value-type="float" office:value="5.2537" calcext:value-type="float">
            <text:p>5,2537</text:p>
          </table:table-cell>
          <table:table-cell table:formula="of:=[.C17]/[.B17]" office:value-type="float" office:value="0.00210148" calcext:value-type="float">
            <text:p>0,002101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500" calcext:value-type="float">
            <text:p>2500</text:p>
          </table:table-cell>
          <table:table-cell table:formula="of:=3.73*1.07" office:value-type="float" office:value="3.9911" calcext:value-type="float">
            <text:p>3,9911</text:p>
          </table:table-cell>
          <table:table-cell table:formula="of:=[.C18]/[.B18]" office:value-type="float" office:value="0.00159644" calcext:value-type="float">
            <text:p>0,00159644</text:p>
          </table:table-cell>
        </table:table-row>
        <table:table-row table:style-name="ro1">
          <table:table-cell office:value-type="string" calcext:value-type="string">
            <text:p>Vollkorn</text:p>
          </table:table-cell>
          <table:table-cell office:value-type="float" office:value="2500" calcext:value-type="float">
            <text:p>2500</text:p>
          </table:table-cell>
          <table:table-cell table:formula="of:=4.07*1.07" office:value-type="float" office:value="4.3549" calcext:value-type="float">
            <text:p>4,3549</text:p>
          </table:table-cell>
          <table:table-cell table:formula="of:=[.C19]/[.B19]" office:value-type="float" office:value="0.00174196" calcext:value-type="float">
            <text:p>0,00174196</text:p>
          </table:table-cell>
        </table:table-row>
        <table:table-row table:style-name="ro1">
          <table:table-cell office:value-type="string" calcext:value-type="string">
            <text:p>Tippo 0</text:p>
          </table:table-cell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[.C20]/[.B20]" office:value-type="float" office:value="0.0015" calcext:value-type="float">
            <text:p>0,0015</text:p>
          </table:table-cell>
        </table:table-row>
        <table:table-row table:style-name="ro1">
          <table:table-cell office:value-type="string" calcext:value-type="string">
            <text:p>Tippo 00</text:p>
          </table:table-cell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[.C21]/[.B21]" office:value-type="float" office:value="0.0015" calcext:value-type="float">
            <text:p>0,0015</text:p>
          </table:table-cell>
        </table:table-row>
        <table:table-row table:style-name="ro1">
          <table:table-cell office:value-type="string" calcext:value-type="string">
            <text:p>Semola</text:p>
          </table:table-cell>
          <table:table-cell office:value-type="float" office:value="5000" calcext:value-type="float">
            <text:p>5000</text:p>
          </table:table-cell>
          <table:table-cell table:formula="of:=8.79*1.07" office:value-type="float" office:value="9.4053" calcext:value-type="float">
            <text:p>9,4053</text:p>
          </table:table-cell>
          <table:table-cell table:formula="of:=[.C22]/[.B22]" office:value-type="float" office:value="0.00188106" calcext:value-type="float">
            <text:p>0,00188106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5*([.D20]+[.D21])/[.B23]" office:value-type="float" office:value="0.00105" calcext:value-type="float">
            <text:p>0,00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08:51:00.333877301</meta:creation-date>
    <dc:date>2025-10-19T09:53:22.332701352</dc:date>
    <meta:editing-duration>PT1M31S</meta:editing-duration>
    <meta:editing-cycles>1</meta:editing-cycles>
    <meta:generator>LibreOffice/25.2.6.2$Linux_X86_64 LibreOffice_project/520$Build-2</meta:generator>
    <meta:document-statistic meta:table-count="2" meta:cell-count="80" meta:object-count="0"/>
  </office:meta>
</office:document-meta>
</file>